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E0000010414581D424BC3D5C0.png" manifest:media-type="image/png"/>
  <manifest:file-entry manifest:full-path="Pictures/100002010000016E000001BC9DCA8D1251C71676.png" manifest:media-type="image/png"/>
  <manifest:file-entry manifest:full-path="Pictures/1000020100000123000001984B29E112095665C2.png" manifest:media-type="image/png"/>
  <manifest:file-entry manifest:full-path="Pictures/100002010000011A000001AD3D39939D980E217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fo:color="#55308d" loext:opacity="100%" officeooo:rsid="0008a7d4" officeooo:paragraph-rsid="0008a7d4"/>
    </style:style>
    <style:style style:name="P2" style:family="paragraph" style:parent-style-name="Text_20_body">
      <style:text-properties fo:color="#55308d" loext:opacity="100%" officeooo:rsid="0008a7d4" officeooo:paragraph-rsid="0008a7d4"/>
    </style:style>
    <style:style style:name="P3" style:family="paragraph" style:parent-style-name="Text_20_body">
      <style:text-properties officeooo:rsid="0008a7d4" officeooo:paragraph-rsid="0008a7d4"/>
    </style:style>
    <style:style style:name="P4" style:family="paragraph" style:parent-style-name="Text_20_body">
      <style:text-properties officeooo:paragraph-rsid="0008a7d4"/>
    </style:style>
    <style:style style:name="P5" style:family="paragraph" style:parent-style-name="Text_20_body">
      <style:paragraph-properties fo:break-before="page"/>
      <style:text-properties officeooo:paragraph-rsid="0008a7d4"/>
    </style:style>
    <style:style style:name="T1" style:family="text">
      <style:text-properties fo:color="#55308d" loext:opacity="100%"/>
    </style:style>
    <style:style style:name="T2" style:family="text">
      <style:text-properties fo:color="#55308d" loext:opacity="100%" officeooo:rsid="0008a7d4"/>
    </style:style>
    <style:style style:name="T3" style:family="text">
      <style:text-properties officeooo:rsid="0008a7d4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tios</text:p>
      <text:p text:style-name="P4"><draw:frame draw:style-name="fr2" draw:name="Image1" text:anchor-type="char" svg:width="17cm" svg:height="5.032cm" draw:z-index="0"><draw:image xlink:href="Pictures/100002010000036E0000010414581D424BC3D5C0.png" xlink:type="simple" xlink:show="embed" xlink:actuate="onLoad" draw:mime-type="image/png"/></draw:frame><text:span text:style-name="T2"><text:s/></text:span></text:p>
      <text:p text:style-name="P3"><draw:frame draw:style-name="fr1" draw:name="Image2" text:anchor-type="char" svg:x="7.451cm" svg:y="-0.079cm" svg:width="6.281cm" svg:height="8.809cm" draw:z-index="1"><draw:image xlink:href="Pictures/1000020100000123000001984B29E112095665C2.png" xlink:type="simple" xlink:show="embed" xlink:actuate="onLoad" draw:mime-type="image/png"/></draw:frame><text:span text:style-name="T1">Approach 1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3"><text:s/>A</text:span>p<draw:frame draw:style-name="fr1" draw:name="Image3" text:anchor-type="char" svg:x="0.609cm" svg:y="0.594cm" svg:width="6.205cm" svg:height="7.527cm" draw:z-index="2"><draw:image xlink:href="Pictures/100002010000016E000001BC9DCA8D1251C71676.png" xlink:type="simple" xlink:show="embed" xlink:actuate="onLoad" draw:mime-type="image/png"/></draw:frame>pro<draw:frame draw:style-name="fr1" draw:name="Image4" text:anchor-type="char" svg:x="7.971cm" svg:y="0.607cm" svg:width="5.532cm" svg:height="8.416cm" draw:z-index="3"><draw:image xlink:href="Pictures/100002010000011A000001AD3D39939D980E2174.png" xlink:type="simple" xlink:show="embed" xlink:actuate="onLoad" draw:mime-type="image/png"/></draw:frame>ach 2:</text:p>
      <text:p text:style-name="P5"/>
      <text:p text:style-name="Text_20_body"/>
      <text:p text:style-name="P2"><text:s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Source Sans Pro" fo:font-family="'Source Sans Pro'" style:font-family-generic="swiss" style:font-pitch="variable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Calibri" fo:font-family="Calibri" style:font-family-generic="swiss" style:font-pitch="variable" fo:font-size="20pt" officeooo:rsid="00049095" style:font-size-asian="17.5pt" style:font-size-complex="2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officeooo:rsid="0006d766" fo:background-color="#c6fbff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fo:background-color="#a9fbc5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08-13T13:16:06.363000000</dc:date>
    <meta:editing-duration>PT8M50S</meta:editing-duration>
    <meta:editing-cycles>7</meta:editing-cycles>
    <meta:document-statistic meta:table-count="0" meta:image-count="4" meta:object-count="0" meta:page-count="2" meta:paragraph-count="5" meta:word-count="5" meta:character-count="30" meta:non-whitespace-character-count="25"/>
  </office:meta>
</office:document-meta>
</file>